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33c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33c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33c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33c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33c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33c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33c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33c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33c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33c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33c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33c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33c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33c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33c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33c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33c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ohemy Alexandra  Bastardo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2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322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 Bastardo Peré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55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4.7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80" meta:character-count="1178" meta:non-whitespace-character-count="1006"/>
    <meta:template xlink:type="simple" xlink:actuate="onRequest" xlink:title="Normal" xlink:href=""/>
  </office:meta>
</office:document-meta>
</file>